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OpenSymbol" svg:font-family="Open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8cm" loext:decorative="false"/>
      <style:paragraph-properties style:writing-mode="lr-tb"/>
    </style:style>
    <style:style style:name="gr2" style:family="graphic" style:parent-style-name="standard">
      <style:graphic-properties draw:stroke="none" svg:stroke-color="#999999" draw:fill-color="#ffffff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dddddd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gradient" draw:fill-color="#3465a4" draw:fill-gradient-name="Gradient_20_4" draw:gradient-step-count="0" draw:opacity-name="Transparency_20_2" draw:textarea-horizontal-align="justify" draw:textarea-vertical-align="top" draw:auto-grow-height="false" fo:min-height="15.826cm" fo:min-width="6.112cm" draw:shadow="visible" draw:shadow-offset-x="0.1cm" draw:shadow-offset-y="0.1cm" draw:shadow-opacity="50%" loext:shadow-blur="0.176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999999" draw:fill-color="#b2b2b2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-color="#999999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-color="#808080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-color="#666666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999999" draw:fill-color="#333333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-color="#1c1c1c" draw:textarea-horizontal-align="justify" draw:textarea-vertical-align="middle" draw:auto-grow-height="false" fo:min-height="1.46cm" fo:min-width="6.7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-color="#111111" draw:textarea-horizontal-align="justify" draw:textarea-vertical-align="middle" draw:auto-grow-height="false" fo:min-height="1.46cm" fo:min-width="6.768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999999" draw:fill-color="#cccccc" draw:textarea-horizontal-align="justify" draw:textarea-vertical-align="middle" draw:auto-grow-height="false" fo:min-height="1.46cm" fo:min-width="21.501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999999" draw:fill-color="#808080" draw:textarea-horizontal-align="justify" draw:textarea-vertical-align="middle" draw:auto-grow-height="false" fo:min-height="1.46cm" fo:min-width="21.212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-color="#666666" draw:textarea-horizontal-align="justify" draw:textarea-vertical-align="middle" draw:auto-grow-height="false" fo:min-height="1.46cm" fo:min-width="13.782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-color="#1c1c1c" draw:textarea-horizontal-align="justify" draw:textarea-vertical-align="middle" draw:auto-grow-height="false" fo:min-height="1.46cm" fo:min-width="13.89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gradient" draw:fill-color="#ffffa6" draw:fill-gradient-name="Gradient_20_1" draw:gradient-step-count="0" draw:opacity-name="Transparency_20_1" draw:textarea-horizontal-align="justify" draw:textarea-vertical-align="middle" draw:auto-grow-height="false" fo:min-height="1.396cm" fo:min-width="15.146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9.7000007629395pt"/>
    </style:style>
    <style:style style:name="P3" style:family="paragraph">
      <style:paragraph-properties fo:text-align="center"/>
      <style:text-properties fo:font-size="19.7000007629395pt"/>
    </style:style>
    <style:style style:name="P4" style:family="paragraph">
      <loext:graphic-properties draw:fill-color="#ffffff"/>
      <style:paragraph-properties fo:text-align="center" style:writing-mode="lr-tb"/>
      <style:text-properties fo:font-size="19.7000007629395pt"/>
    </style:style>
    <style:style style:name="P5" style:family="paragraph">
      <loext:graphic-properties draw:fill-color="#eeeeee"/>
      <style:paragraph-properties fo:text-align="center" style:writing-mode="lr-tb"/>
      <style:text-properties fo:font-size="19.7000007629395pt"/>
    </style:style>
    <style:style style:name="P6" style:family="paragraph">
      <loext:graphic-properties draw:fill-color="#dddddd"/>
      <style:paragraph-properties fo:text-align="center" style:writing-mode="lr-tb"/>
      <style:text-properties fo:font-size="19.7000007629395pt"/>
    </style:style>
    <style:style style:name="P7" style:family="paragraph">
      <loext:graphic-properties draw:fill-color="#cccccc"/>
      <style:paragraph-properties fo:text-align="center" style:writing-mode="lr-tb"/>
      <style:text-properties fo:font-size="19.7000007629395pt"/>
    </style:style>
    <style:style style:name="P8" style:family="paragraph">
      <style:paragraph-properties fo:margin-left="0cm" fo:margin-right="0cm" fo:margin-top="0.1cm" fo:margin-bottom="0.1cm" fo:line-height="115%" fo:text-align="start" fo:text-indent="0cm"/>
      <style:text-properties fo:font-size="19.7000007629395pt"/>
    </style:style>
    <style:style style:name="P9" style:family="paragraph">
      <loext:graphic-properties draw:fill="gradient" draw:fill-color="#3465a4" draw:fill-gradient-name="Gradient_20_4" draw:gradient-step-count="0" draw:opacity-name="Transparency_20_2"/>
      <style:paragraph-properties fo:margin-left="0cm" fo:margin-right="0cm" fo:margin-top="0.1cm" fo:margin-bottom="0.1cm" fo:line-height="115%" fo:text-align="start" fo:text-indent="0cm" style:writing-mode="lr-tb"/>
      <style:text-properties fo:font-size="19.7000007629395pt"/>
    </style:style>
    <style:style style:name="P10" style:family="paragraph">
      <style:paragraph-properties fo:line-height="115%" fo:text-align="start"/>
    </style:style>
    <style:style style:name="P11" style:family="paragraph">
      <loext:graphic-properties draw:fill="gradient" draw:fill-color="#3465a4" draw:fill-gradient-name="Gradient_20_4" draw:gradient-step-count="0" draw:opacity-name="Transparency_20_2"/>
      <style:paragraph-properties fo:line-height="115%" fo:text-align="start" style:writing-mode="lr-tb"/>
    </style:style>
    <style:style style:name="P12" style:family="paragraph">
      <loext:graphic-properties draw:fill-color="#b2b2b2"/>
      <style:paragraph-properties fo:text-align="center" style:writing-mode="lr-tb"/>
      <style:text-properties fo:font-size="19.7000007629395pt"/>
    </style:style>
    <style:style style:name="P13" style:family="paragraph">
      <loext:graphic-properties draw:fill-color="#999999"/>
      <style:paragraph-properties fo:text-align="center" style:writing-mode="lr-tb"/>
      <style:text-properties fo:font-size="19.7000007629395pt"/>
    </style:style>
    <style:style style:name="P14" style:family="paragraph">
      <loext:graphic-properties draw:fill-color="#808080"/>
      <style:paragraph-properties fo:text-align="center" style:writing-mode="lr-tb"/>
      <style:text-properties fo:font-size="19.7000007629395pt"/>
    </style:style>
    <style:style style:name="P15" style:family="paragraph">
      <loext:graphic-properties draw:fill-color="#666666"/>
      <style:paragraph-properties fo:text-align="center" style:writing-mode="lr-tb"/>
      <style:text-properties fo:font-size="19.7000007629395pt"/>
    </style:style>
    <style:style style:name="P16" style:family="paragraph">
      <style:paragraph-properties fo:line-height="115%" fo:text-align="start"/>
      <style:text-properties fo:font-size="19.7000007629395pt"/>
    </style:style>
    <style:style style:name="P17" style:family="paragraph">
      <loext:graphic-properties draw:fill="gradient" draw:fill-color="#3465a4" draw:fill-gradient-name="Gradient_20_4" draw:gradient-step-count="0" draw:opacity-name="Transparency_20_2"/>
      <style:paragraph-properties fo:line-height="115%" fo:text-align="start" style:writing-mode="lr-tb"/>
      <style:text-properties fo:font-size="19.7000007629395pt"/>
    </style:style>
    <style:style style:name="P18" style:family="paragraph">
      <loext:graphic-properties draw:fill-color="#333333"/>
      <style:paragraph-properties fo:text-align="center" style:writing-mode="lr-tb"/>
      <style:text-properties fo:font-size="19.7000007629395pt"/>
    </style:style>
    <style:style style:name="P19" style:family="paragraph">
      <loext:graphic-properties draw:fill-color="#1c1c1c"/>
      <style:paragraph-properties fo:text-align="center" style:writing-mode="lr-tb"/>
      <style:text-properties fo:font-size="19.7000007629395pt"/>
    </style:style>
    <style:style style:name="P20" style:family="paragraph">
      <loext:graphic-properties draw:fill-color="#111111"/>
      <style:paragraph-properties fo:text-align="center" style:writing-mode="lr-tb"/>
      <style:text-properties fo:font-size="19.7000007629395pt"/>
    </style:style>
    <style:style style:name="P21" style:family="paragraph">
      <style:paragraph-properties fo:text-align="start"/>
      <style:text-properties style:font-name="Liberation Sans" fo:language="en" fo:country="US"/>
    </style:style>
    <style:style style:name="P22" style:family="paragraph">
      <loext:graphic-properties draw:fill="gradient" draw:fill-color="#ffffa6" draw:fill-gradient-name="Gradient_20_1" draw:gradient-step-count="0" draw:opacity-name="Transparency_20_1"/>
      <style:paragraph-properties fo:text-align="start" style:writing-mode="lr-tb"/>
      <style:text-properties style:font-name="Liberation Sans" fo:language="en" fo:country="US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9.700000762939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language="en" fo:country="US" style:font-name-complex="Liberation Sans1"/>
    </style:style>
    <style:style style:name="T6" style:family="text">
      <style:text-properties fo:language="en" fo:country="US"/>
    </style:style>
    <style:style style:name="T7" style:family="text">
      <style:text-properties fo:font-size="18pt" fo:language="en" fo:country="US" style:font-size-asian="16pt" style:font-size-complex="16pt"/>
    </style:style>
    <style:style style:name="T8" style:family="text">
      <style:text-properties style:font-name="Liberation Sans1" fo:font-size="18pt" fo:language="en" fo:country="US" style:font-size-asian="16pt" style:font-name-complex="Liberation Sans1" style:font-size-complex="16pt"/>
    </style:style>
    <style:style style:name="T9" style:family="text">
      <style:text-properties style:font-name="OpenSymbol" fo:language="en" fo:country="US" style:font-name-asian="OpenSymbol" style:font-name-complex="OpenSymbol"/>
    </style:style>
    <style:style style:name="T10" style:family="text">
      <style:text-properties style:font-name="Liberation Sans" fo:language="en" fo:country="US" style:font-name-asian="OpenSymbol" style:font-name-complex="OpenSymbol"/>
    </style:style>
    <style:style style:name="T11" style:family="text">
      <style:text-properties style:font-name="Liberation Sans" fo:language="en" fo:country="US" style:font-name-complex="Liberation Sans1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29.25cm" svg:height="5.318cm" svg:x="27.875cm" svg:y="0cm">
          <draw:text-box>
            <text:p text:style-name="P1"><text:span text:style-name="T1">Versi</text:span><text:span text:style-name="T1">on </text:span><text:span text:style-name="T1">Librar</text:span><text:span text:style-name="T1">y </text:span><text:span text:style-name="T1">Road</text:span><text:span text:style-name="T1">map</text:span></text:p>
          </draw:text-box>
        </draw:frame>
        <draw:custom-shape draw:style-name="gr2" draw:text-style-name="P4" draw:layer="layout" svg:width="7.267cm" svg:height="1.709cm" svg:x="2.989cm" svg:y="11.135cm">
          <text:p text:style-name="P3"><text:span text:style-name="T2">0.9.0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266cm" svg:height="1.709cm" svg:x="10.257cm" svg:y="11.136cm">
          <text:p text:style-name="P3"><text:span text:style-name="T2">0.9.1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267cm" svg:height="1.709cm" svg:x="17.524cm" svg:y="11.136cm">
          <text:p text:style-name="P3"><text:span text:style-name="T2">0.9.2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267cm" svg:height="1.709cm" svg:x="24.669cm" svg:y="11.136cm">
          <text:p text:style-name="P3"><text:span text:style-name="T2">0.9.3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6.926cm" svg:height="16.39cm" svg:x="2.989cm" svg:y="12.958cm">
          <text:list text:style-name="L1">
            <text:list-item>
              <text:p text:style-name="P8"><text:span text:style-name="T3">Classes to all version </text:span><text:span text:style-name="T3">components</text:span></text:p>
            </text:list-item>
            <text:list-item>
              <text:p text:style-name="P8"><text:span text:style-name="T3">VersionTokenData </text:span><text:span text:style-name="T3">class</text:span></text:p>
            </text:list-item>
            <text:list-item>
              <text:p text:style-name="P8"><text:span text:style-name="T4">VersionToken class</text:span></text:p>
            </text:list-item>
            <text:list-item>
              <text:p text:style-name="P8"><text:span text:style-name="T3">New VersionStruct for </text:span><text:span text:style-name="T3">data transaction</text:span></text:p>
            </text:list-item>
            <text:list-item>
              <text:p text:style-name="P8"><text:span text:style-name="T3">Remove unused </text:span><text:span text:style-name="T3">methods</text:span></text:p>
            </text:list-item>
            <text:list-item>
              <text:p text:style-name="P8"><text:span text:style-name="T3">Remove C method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10.154cm" svg:y="12.959cm">
          <text:list text:style-name="L1">
            <text:list-item>
              <text:p text:style-name="P10"><text:span text:style-name="T5">Finish </text:span><text:span text:style-name="T5">“toVersionStruct3” </text:span><text:span text:style-name="T5">algorithm</text:span></text:p>
            </text:list-item>
            <text:list-item>
              <text:p text:style-name="P10"><text:span text:style-name="T6">Change </text:span><text:span text:style-name="T6">“toVersionStruct3” </text:span><text:span text:style-name="T6">method’s name</text:span></text:p>
            </text:list-item>
            <text:list-item>
              <text:p text:style-name="P10"><text:span text:style-name="T6">Token analysis for </text:span><text:span text:style-name="T6">SemVer class</text:span></text:p>
            </text:list-item>
            <text:list-item>
              <text:p text:style-name="P10"><text:span text:style-name="T5">Support to </text:span><text:span text:style-name="T5">BuildMetadata class </text:span><text:span text:style-name="T5">in Semantic </text:span><text:span text:style-name="T5">Versioning</text:span></text:p>
            </text:list-item>
            <text:list-item>
              <text:p text:style-name="P10"><text:span text:style-name="T6">Support to </text:span><text:span text:style-name="T6">VersionBuildType </text:span><text:span text:style-name="T6">class in Semantic </text:span><text:span text:style-name="T6">Version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17.32cm" svg:y="12.959cm">
          <text:list text:style-name="L1">
            <text:list-item>
              <text:p text:style-name="P10"><text:span text:style-name="T6">Calendar Versioning support</text:span></text:p>
            </text:list-item>
            <text:list-item>
              <text:p text:style-name="P10"><text:span text:style-name="T6">Hybrid Calendar Versioning support</text:span></text:p>
            </text:list-item>
            <text:list-item>
              <text:p text:style-name="P10"><text:span text:style-name="T6">First components for generic token system </text:span><text:span text:style-name="T6">analysi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24.484cm" svg:y="12.959cm">
          <text:list text:style-name="L1">
            <text:list-item>
              <text:p text:style-name="P10"><text:span text:style-name="T6">Windows Versioning </text:span><text:span text:style-name="T6">format support</text:span></text:p>
            </text:list-item>
            <text:list-item>
              <text:p text:style-name="P10"><text:span text:style-name="T6">Linux Kernel </text:span><text:span text:style-name="T6">versioning format </text:span><text:span text:style-name="T6">support</text:span></text:p>
            </text:list-item>
            <text:list-item>
              <text:p text:style-name="P10"><text:span text:style-name="T6">Methods to work with </text:span><text:span text:style-name="T6">Windows System </text:span><text:span text:style-name="T6">versioning</text:span></text:p>
            </text:list-item>
            <text:list-item>
              <text:p text:style-name="P10"><text:span text:style-name="T6">Methods to work with </text:span><text:span text:style-name="T6">Linux Kernel System </text:span><text:span text:style-name="T6">version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7.267cm" svg:height="1.709cm" svg:x="31.789cm" svg:y="11.136cm">
          <text:p text:style-name="P3"><text:span text:style-name="T2">0.9.4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7.266cm" svg:height="1.709cm" svg:x="39.057cm" svg:y="11.137cm">
          <text:p text:style-name="P3"><text:span text:style-name="T2">0.9.5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4" draw:layer="layout" svg:width="7.267cm" svg:height="1.709cm" svg:x="46.324cm" svg:y="11.137cm">
          <text:p text:style-name="P3"><text:span text:style-name="T2">0.9.6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5" draw:layer="layout" svg:width="7.267cm" svg:height="1.709cm" svg:x="53.469cm" svg:y="11.137cm">
          <text:p text:style-name="P3"><text:span text:style-name="T2">0.9.7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7" draw:layer="layout" svg:width="6.926cm" svg:height="16.39cm" svg:x="31.789cm" svg:y="12.959cm">
          <text:list text:style-name="L1">
            <text:list-item>
              <text:p text:style-name="P16"><text:span text:style-name="T7">Rules and definitions </text:span><text:span text:style-name="T7">for generic tokens</text:span></text:p>
            </text:list-item>
            <text:list-item>
              <text:p text:style-name="P16"><text:span text:style-name="T8">Generic token system </text:span><text:span text:style-name="T8">analysis for </text:span><text:span text:style-name="T8">VersionData class</text:span></text:p>
            </text:list-item>
            <text:list-item>
              <text:p text:style-name="P16"><text:span text:style-name="T7">Dictionary for generic </text:span><text:span text:style-name="T7">token system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38.954cm" svg:y="12.96cm">
          <text:list text:style-name="L1">
            <text:list-item>
              <text:p text:style-name="P10"><text:span text:style-name="T5">Version focus in testing and fix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46.12cm" svg:y="12.96cm">
          <text:list text:style-name="L1">
            <text:list-item>
              <text:p text:style-name="P10"><text:span text:style-name="T6">Predefined dictionary </text:span><text:span text:style-name="T6">for all supported </text:span><text:span text:style-name="T6">versioning formats to </text:span><text:span text:style-name="T6">VersionData</text:span></text:p>
            </text:list-item>
            <text:list-item>
              <text:p text:style-name="P10"><text:span text:style-name="T6">Method to convert </text:span><text:span text:style-name="T6">VersionData to any </text:span><text:span text:style-name="T6">supported forma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53.284cm" svg:y="12.96cm">
          <text:list text:style-name="L1">
            <text:list-item>
              <text:p text:style-name="P10"><text:span text:style-name="T6">Struct for C programs</text:span></text:p>
            </text:list-item>
            <text:list-item>
              <text:p text:style-name="P10"><text:span text:style-name="T6">Method for convert C++ data transaction to C data transaction</text:span></text:p>
            </text:list-item>
            <text:list-item>
              <text:p text:style-name="P10"><text:span text:style-name="T6">Method for convert C data transaction to C++ data transac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7.267cm" svg:height="1.709cm" svg:x="60.589cm" svg:y="11.136cm">
          <text:p text:style-name="P3"><text:span text:style-name="T2">0.9.8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7.266cm" svg:height="1.709cm" svg:x="67.857cm" svg:y="11.137cm">
          <text:p text:style-name="P3"><text:span text:style-name="T2">0.9.9</text:span></text:p>
          <draw:enhanced-geometry svg:viewBox="0 0 21600 21600" draw:mirror-horizontal="false" draw:mirror-vertical="false" draw:text-areas="0 0 21600 21600" draw:type="chevron" draw:modifiers="19522.33383789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0" draw:layer="layout" svg:width="7.267cm" svg:height="1.709cm" svg:x="75.124cm" svg:y="11.137cm">
          <text:p text:style-name="P3"><text:span text:style-name="T2">1.0.0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7" draw:layer="layout" svg:width="6.926cm" svg:height="16.39cm" svg:x="60.589cm" svg:y="12.959cm">
          <text:list text:style-name="L1">
            <text:list-item>
              <text:p text:style-name="P16"><text:span text:style-name="T8">Methods for C </text:span><text:span text:style-name="T8">linkag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67.754cm" svg:y="12.96cm">
          <text:list text:style-name="L1">
            <text:list-item>
              <text:p text:style-name="P10"><text:span text:style-name="T5">Version focus on testing and fix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6.926cm" svg:height="16.39cm" svg:x="74.92cm" svg:y="12.96cm">
          <text:list text:style-name="L1">
            <text:list-item>
              <text:p text:style-name="P10"><text:span text:style-name="T6">Remove any unused code</text:span></text:p>
            </text:list-item>
            <text:list-item>
              <text:p text:style-name="P10"><text:span text:style-name="T6">Remove any legacy previously release components</text:span></text:p>
            </text:list-item>
            <text:list-item>
              <text:p text:style-name="P10"><text:span text:style-name="T6">Version focus on fixing any known bugs</text:span></text:p>
            </text:list-item>
            <text:list-item>
              <text:p text:style-name="P10"><text:span text:style-name="T6">Fully documented library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676.64061079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cm" svg:height="1.709cm" svg:x="10cm" svg:y="8.535cm">
          <text:p text:style-name="P3"><text:span text:style-name="T2">Q4 2025</text:span></text:p>
          <draw:enhanced-geometry svg:viewBox="0 0 21600 21600" draw:mirror-horizontal="false" draw:mirror-vertical="false" draw:text-areas="0 0 21600 21600" draw:type="chevron" draw:modifiers="20911.77673742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4" draw:layer="layout" svg:width="21.711cm" svg:height="1.709cm" svg:x="31.789cm" svg:y="8.536cm">
          <text:p text:style-name="P3"><text:span text:style-name="T2">Q1 2026</text:span></text:p>
          <draw:enhanced-geometry svg:viewBox="0 0 21600 21600" draw:mirror-horizontal="false" draw:mirror-vertical="false" draw:text-areas="0 0 21600 21600" draw:type="chevron" draw:modifiers="20904.60574797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5" draw:layer="layout" svg:width="14.281cm" svg:height="1.709cm" svg:x="53.469cm" svg:y="8.537cm">
          <text:p text:style-name="P3"><text:span text:style-name="T2">Q2 2026</text:span></text:p>
          <draw:enhanced-geometry svg:viewBox="0 0 21600 21600" draw:mirror-horizontal="false" draw:mirror-vertical="false" draw:text-areas="0 0 21600 21600" draw:type="chevron" draw:modifiers="20542.837137655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9" draw:layer="layout" svg:width="14.392cm" svg:height="1.709cm" svg:x="67.858cm" svg:y="8.537cm">
          <text:p text:style-name="P3"><text:span text:style-name="T2">Q3 2026</text:span></text:p>
          <draw:enhanced-geometry svg:viewBox="0 0 21600 21600" draw:mirror-horizontal="false" draw:mirror-vertical="false" draw:text-areas="0 0 21600 21600" draw:type="chevron" draw:modifiers="20550.9900646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267cm" svg:height="1.709cm" svg:x="2.989cm" svg:y="8.535cm">
          <text:p text:style-name="P3"><text:span text:style-name="T2">Q3 2025</text:span></text:p>
          <draw:enhanced-geometry svg:viewBox="0 0 21600 21600" draw:mirror-horizontal="false" draw:mirror-vertical="false" draw:text-areas="0 0 21600 21600" draw:type="chevron" draw:modifiers="19522.61970280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22" draw:layer="layout" svg:width="15.75cm" svg:height="1.75cm" svg:x="3cm" svg:y="30.301cm">
          <text:p text:style-name="P21"><text:span text:style-name="T9"></text:span><text:span text:style-name="T10"> </text:span><text:span text:style-name="T11">The excepted release date may cha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08.7403598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OpenSymbol" svg:font-family="Open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radial" draw:cx="50%" draw:cy="50%" draw:start-color="#ffffff" draw:end-color="#ffffa6" draw:start-intensity="100%" draw:end-intensity="100%" draw:border="0%">
      <loext:gradient-stop svg:offset="0" loext:color-type="rgb" loext:color-value="#ffffff"/>
      <loext:gradient-stop svg:offset="1" loext:color-type="rgb" loext:color-value="#ffffa6"/>
    </draw:gradient>
    <draw:gradient draw:name="Gradient_20_2" draw:display-name="Gradient 2" draw:style="axial" draw:start-color="#3465a4" draw:end-color="#5983b0" draw:start-intensity="100%" draw:end-intensity="100%" draw:angle="30deg" draw:border="0%">
      <loext:gradient-stop svg:offset="0" loext:color-type="rgb" loext:color-value="#3465a4"/>
      <loext:gradient-stop svg:offset="1" loext:color-type="rgb" loext:color-value="#5983b0"/>
    </draw:gradient>
    <draw:gradient draw:name="Gradient_20_3" draw:display-name="Gradient 3" draw:style="ellipsoid" draw:cx="100%" draw:cy="100%" draw:start-color="#3465a4" draw:end-color="#5983b0" draw:start-intensity="100%" draw:end-intensity="100%" draw:angle="210deg" draw:border="0%">
      <loext:gradient-stop svg:offset="0" loext:color-type="rgb" loext:color-value="#3465a4"/>
      <loext:gradient-stop svg:offset="1" loext:color-type="rgb" loext:color-value="#5983b0"/>
    </draw:gradient>
    <draw:gradient draw:name="Gradient_20_4" draw:display-name="Gradient 4" draw:style="radial" draw:cx="100%" draw:cy="100%" draw:start-color="#3465a4" draw:end-color="#5983b0" draw:start-intensity="100%" draw:end-intensity="100%" draw:border="0%">
      <loext:gradient-stop svg:offset="0" loext:color-type="rgb" loext:color-value="#3465a4"/>
      <loext:gradient-stop svg:offset="1" loext:color-type="rgb" loext:color-value="#5983b0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gradient" draw:style="linear" draw:start-color="#afd095" draw:end-color="#729fcf" draw:start-intensity="100%" draw:end-intensity="100%" draw:angle="30deg" draw:border="0%">
      <loext:gradient-stop svg:offset="0" loext:color-type="rgb" loext:color-value="#afd095"/>
      <loext:gradient-stop svg:offset="1" loext:color-type="rgb" loext:color-value="#729fcf"/>
    </draw:gradient>
    <draw:opacity draw:name="Transparency_20_1" draw:display-name="Transparency 1" draw:style="radial" draw:cx="50%" draw:cy="50%" draw:start="100%" draw:end="100%" draw:border="0%">
      <loext:opacity-stop svg:offset="0" svg:stop-opacity="1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0" svg:stop-opacity="1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ubtitle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8pt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85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6-24T20:54:30.026473843</meta:creation-date>
    <dc:date>2025-06-25T02:14:36.831792330</dc:date>
    <dc:creator>Matheus Lopes Silvati</dc:creator>
    <meta:editing-duration>PT3H22M17S</meta:editing-duration>
    <meta:editing-cycles>21</meta:editing-cycles>
    <meta:generator>LibreOffice/24.2.7.2$Linux_X86_64 LibreOffice_project/420$Build-2</meta:generator>
    <meta:print-date>2025-06-25T02:14:26.874900625</meta:print-date>
    <meta:printed-by>Arquivos PDF: Matheus Lopes Silvati</meta:printed-by>
    <meta:document-statistic meta:object-count="29"/>
  </office:meta>
</office:document-meta>
</file>